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8.36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59.44pt"/>
    </style:style>
    <style:style style:name="co5" style:family="table-column">
      <style:table-column-properties fo:break-before="auto" style:column-width="69.99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65.2pt"/>
    </style:style>
    <style:style style:name="co8" style:family="table-column">
      <style:table-column-properties fo:break-before="auto" style:column-width="32.29pt"/>
    </style:style>
    <style:style style:name="co9" style:family="table-column">
      <style:table-column-properties fo:break-before="auto" style:column-width="40pt"/>
    </style:style>
    <style:style style:name="co10" style:family="table-column">
      <style:table-column-properties fo:break-before="auto" style:column-width="36.71pt"/>
    </style:style>
    <style:style style:name="co11" style:family="table-column">
      <style:table-column-properties fo:break-before="auto" style:column-width="39.4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Оптимизация" table:style-name="ta1">
        <office:forms form:automatic-focus="false" form:apply-design-mode="false"/>
        <table:shapes>
          <draw:frame draw:z-index="0" draw:style-name="gr1" draw:text-style-name="P1" svg:width="264.7pt" svg:height="129.37pt" svg:x="353.88pt" svg:y="3.46pt">
            <draw:object draw:notify-on-update-of-ranges="Оптимизация.B2:Оптимизация.E2 Оптимизация.A3:Оптимизация.A3 Оптимизация.B3:Оптимизация.E3 Оптимизация.A4:Оптимизация.A4 Оптимизация.B4:Оптимизация.E4 Оптимизация.A5:Оптимизация.A5 Оптимизация.B5:Оптимизация.E5 Оптимизация.A6:Оптимизация.A6 Оптимизация.B6:Оптимизация.E6 Оптимизация.A7:Оптимизация.A7 Оптимизация.B7:Оптимизация.E7 Оптимизация.A8:Оптимизация.A8 Оптимизация.B8:Оптимизация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4.7pt" svg:height="129.37pt" svg:x="341.06pt" svg:y="156.95pt">
            <draw:object draw:notify-on-update-of-ranges="Оптимизация.B16:Оптимизация.E16 Оптимизация.A17:Оптимизация.A17 Оптимизация.B17:Оптимизация.E17 Оптимизация.A18:Оптимизация.A18 Оптимизация.B18:Оптимизация.E18 Оптимизация.A19:Оптимизация.A19 Оптимизация.B19:Оптимизация.E19 Оптимизация.A20:Оптимизация.A20 Оптимизация.B20:Оптимизация.E20 Оптимизация.A21:Оптимизация.A21 Оптимизация.B21:Оптимизация.E21 Оптимизация.A22:Оптимизация.A22 Оптимизация.B22:Оптимизация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ATENCY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, no index</text:p>
          </table:table-cell>
          <table:table-cell office:value-type="float" office:value="2.41" calcext:value-type="float">
            <text:p>2.41</text:p>
          </table:table-cell>
          <table:table-cell office:value-type="float" office:value="19.46" calcext:value-type="float">
            <text:p>19.46</text:p>
          </table:table-cell>
          <table:table-cell office:value-type="float" office:value="180.7" calcext:value-type="float">
            <text:p>180.7</text:p>
          </table:table-cell>
          <table:table-cell office:value-type="float" office:value="215.72" calcext:value-type="float">
            <text:p>215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y name, index</text:p>
          </table:table-cell>
          <table:table-cell office:value-type="float" office:value="1.76" calcext:value-type="float">
            <text:p>1.76</text:p>
          </table:table-cell>
          <table:table-cell office:value-type="float" office:value="13.63" calcext:value-type="float">
            <text:p>13.63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8.97" calcext:value-type="float">
            <text:p>158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, index</text:p>
          </table:table-cell>
          <table:table-cell office:value-type="float" office:value="30.15" calcext:value-type="float">
            <text:p>30.15</text:p>
          </table:table-cell>
          <table:table-cell office:value-type="float" office:value="328.03" calcext:value-type="float">
            <text:p>328.03</text:p>
          </table:table-cell>
          <table:table-cell office:value-type="float" office:value="995.34" calcext:value-type="float">
            <text:p>995.34</text:p>
          </table:table-cell>
          <table:table-cell office:value-type="float" office:value="236.62" calcext:value-type="float">
            <text:p>236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on, index</text:p>
          </table:table-cell>
          <table:table-cell office:value-type="float" office:value="61.52" calcext:value-type="float">
            <text:p>61.52</text:p>
          </table:table-cell>
          <table:table-cell office:value-type="float" office:value="634.66" calcext:value-type="float">
            <text:p>634.66</text:p>
          </table:table-cell>
          <table:table-cell office:value-type="float" office:value="1070" calcext:value-type="float">
            <text:p>1070</text:p>
          </table:table-cell>
          <table:table-cell office:value-type="float" office:value="221.16" calcext:value-type="float">
            <text:p>221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on ALL, index</text:p>
          </table:table-cell>
          <table:table-cell office:value-type="float" office:value="31.68" calcext:value-type="float">
            <text:p>31.68</text:p>
          </table:table-cell>
          <table:table-cell office:value-type="float" office:value="370.83" calcext:value-type="float">
            <text:p>370.83</text:p>
          </table:table-cell>
          <table:table-cell office:value-type="float" office:value="1130" calcext:value-type="float">
            <text:p>1130</text:p>
          </table:table-cell>
          <table:table-cell office:value-type="float" office:value="36.83" calcext:value-type="float">
            <text:p>36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ge, index</text:p>
          </table:table-cell>
          <table:table-cell office:value-type="float" office:value="2.14" calcext:value-type="float">
            <text:p>2.14</text:p>
          </table:table-cell>
          <table:table-cell office:value-type="float" office:value="19.54" calcext:value-type="float">
            <text:p>19.54</text:p>
          </table:table-cell>
          <table:table-cell office:value-type="float" office:value="203.99" calcext:value-type="float">
            <text:p>203.99</text:p>
          </table:table-cell>
          <table:table-cell office:value-type="float" office:value="87.43" calcext:value-type="float">
            <text:p>87.43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THROUGHPU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, no index</text:p>
          </table:table-cell>
          <table:table-cell office:value-type="float" office:value="710.69" calcext:value-type="float">
            <text:p>710.69</text:p>
          </table:table-cell>
          <table:table-cell office:value-type="float" office:value="751.01" calcext:value-type="float">
            <text:p>751.01</text:p>
          </table:table-cell>
          <table:table-cell office:value-type="float" office:value="661.04" calcext:value-type="float">
            <text:p>661.04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y name, index</text:p>
          </table:table-cell>
          <table:table-cell office:value-type="float" office:value="627.27" calcext:value-type="float">
            <text:p>627.27</text:p>
          </table:table-cell>
          <table:table-cell office:value-type="float" office:value="572.91" calcext:value-type="float">
            <text:p>572.91</text:p>
          </table:table-cell>
          <table:table-cell office:value-type="float" office:value="556" calcext:value-type="float">
            <text:p>556</text:p>
          </table:table-cell>
          <table:table-cell office:value-type="float" office:value="1760" calcext:value-type="float">
            <text:p>1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, index</text:p>
          </table:table-cell>
          <table:table-cell office:value-type="float" office:value="34.02" calcext:value-type="float">
            <text:p>34.02</text:p>
          </table:table-cell>
          <table:table-cell office:value-type="float" office:value="30.32" calcext:value-type="float">
            <text:p>30.32</text:p>
          </table:table-cell>
          <table:table-cell office:value-type="float" office:value="30.24" calcext:value-type="float">
            <text:p>30.24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on, index</text:p>
          </table:table-cell>
          <table:table-cell office:value-type="float" office:value="15.98" calcext:value-type="float">
            <text:p>15.98</text:p>
          </table:table-cell>
          <table:table-cell office:value-type="float" office:value="16.27" calcext:value-type="float">
            <text:p>16.27</text:p>
          </table:table-cell>
          <table:table-cell office:value-type="float" office:value="14.73" calcext:value-type="float">
            <text:p>14.73</text:p>
          </table:table-cell>
          <table:table-cell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on ALL, index</text:p>
          </table:table-cell>
          <table:table-cell office:value-type="float" office:value="32.16" calcext:value-type="float">
            <text:p>32.16</text:p>
          </table:table-cell>
          <table:table-cell office:value-type="float" office:value="27.32" calcext:value-type="float">
            <text:p>27.32</text:p>
          </table:table-cell>
          <table:table-cell office:value-type="float" office:value="36.77" calcext:value-type="float">
            <text:p>36.77</text:p>
          </table:table-cell>
          <table:table-cell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ge, index</text:p>
          </table:table-cell>
          <table:table-cell office:value-type="float" office:value="522.37" calcext:value-type="float">
            <text:p>522.37</text:p>
          </table:table-cell>
          <table:table-cell office:value-type="float" office:value="529.24" calcext:value-type="float">
            <text:p>529.24</text:p>
          </table:table-cell>
          <table:table-cell office:value-type="float" office:value="491.77" calcext:value-type="float">
            <text:p>491.77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еплика" table:style-name="ta1">
        <office:forms form:automatic-focus="false" form:apply-design-mode="false"/>
        <table:shapes>
          <draw:frame draw:z-index="0" draw:style-name="gr1" draw:text-style-name="P1" svg:width="264.61pt" svg:height="109.25pt" svg:x="297.67pt" svg:y="5.75pt">
            <draw:object draw:notify-on-update-of-ranges="Реплика.A2:Реплика.A2 Реплика.B2:Реплика.G2 Реплика.A3:Реплика.A3 Реплика.B3:Реплика.G3 Реплика.A4:Реплика.A4 Реплика.B4:Реплика.G4 Реплика.A5:Реплика.A5 Реплика.B5:Реплика.G5 Реплика.A6:Реплика.A6 Реплика.B6:Реплика.G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4.7pt" svg:height="130.56pt" svg:x="299.11pt" svg:y="101.17pt">
            <draw:object draw:notify-on-update-of-ranges="Реплика.A11:Реплика.A11 Реплика.B11:Реплика.G11 Реплика.A12:Реплика.A12 Реплика.B12:Реплика.G12 Реплика.A13:Реплика.A13 Реплика.B13:Реплика.G13 Реплика.A14:Реплика.A14 Реплика.B14:Реплика.G14 Реплика.A15:Реплика.A15 Реплика.B15:Реплика.G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4.7pt" svg:height="73.05pt" svg:x="301.52pt" svg:y="238.05pt">
            <draw:object draw:notify-on-update-of-ranges="Реплика.A18:Реплика.A18 Реплика.B18:Реплика.G18 Реплика.A19:Реплика.A19 Реплика.B19:Реплика.G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LATENCY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98" calcext:value-type="float">
            <text:p>1.98</text:p>
          </table:table-cell>
          <table:table-cell office:value-type="float" office:value="20.51" calcext:value-type="float">
            <text:p>20.51</text:p>
          </table:table-cell>
          <table:table-cell office:value-type="float" office:value="63.16" calcext:value-type="float">
            <text:p>63.16</text:p>
          </table:table-cell>
          <table:table-cell office:value-type="float" office:value="143.8" calcext:value-type="float">
            <text:p>143.8</text:p>
          </table:table-cell>
          <table:table-cell office:value-type="float" office:value="200.78" calcext:value-type="float">
            <text:p>200.78</text:p>
          </table:table-cell>
          <table:table-cell office:value-type="float" office:value="139.29" calcext:value-type="float">
            <text:p>139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1.45" calcext:value-type="float">
            <text:p>11.45</text:p>
          </table:table-cell>
          <table:table-cell office:value-type="float" office:value="97.92" calcext:value-type="float">
            <text:p>97.92</text:p>
          </table:table-cell>
          <table:table-cell office:value-type="float" office:value="288.79" calcext:value-type="float">
            <text:p>288.79</text:p>
          </table:table-cell>
          <table:table-cell office:value-type="float" office:value="691.03" calcext:value-type="float">
            <text:p>691.03</text:p>
          </table:table-cell>
          <table:table-cell office:value-type="float" office:value="841.6" calcext:value-type="float">
            <text:p>841.6</text:p>
          </table:table-cell>
          <table:table-cell office:value-type="float" office:value="70.94" calcext:value-type="float">
            <text:p>70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 Docker</text:p>
          </table:table-cell>
          <table:table-cell office:value-type="float" office:value="7.32" calcext:value-type="float">
            <text:p>7.32</text:p>
          </table:table-cell>
          <table:table-cell office:value-type="float" office:value="67.91" calcext:value-type="float">
            <text:p>67.91</text:p>
          </table:table-cell>
          <table:table-cell office:value-type="float" office:value="213.26" calcext:value-type="float">
            <text:p>213.26</text:p>
          </table:table-cell>
          <table:table-cell office:value-type="float" office:value="530.93" calcext:value-type="float">
            <text:p>530.93</text:p>
          </table:table-cell>
          <table:table-cell office:value-type="float" office:value="759.46" calcext:value-type="float">
            <text:p>759.46</text:p>
          </table:table-cell>
          <table:table-cell office:value-type="float" office:value="1010" calcext:value-type="float">
            <text:p>1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S Docker</text:p>
          </table:table-cell>
          <table:table-cell office:value-type="float" office:value="29.76" calcext:value-type="float">
            <text:p>29.76</text:p>
          </table:table-cell>
          <table:table-cell office:value-type="float" office:value="198.57" calcext:value-type="float">
            <text:p>198.57</text:p>
          </table:table-cell>
          <table:table-cell office:value-type="float" office:value="547.39" calcext:value-type="float">
            <text:p>547.39</text:p>
          </table:table-cell>
          <table:table-cell office:value-type="float" office:value="1140" calcext:value-type="float">
            <text:p>1140</text:p>
          </table:table-cell>
          <table:table-cell office:value-type="float" office:value="1700" calcext:value-type="float">
            <text:p>1700</text:p>
          </table:table-cell>
          <table:table-cell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HROUGHPU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6.42" calcext:value-type="float">
            <text:p>516.42</text:p>
          </table:table-cell>
          <table:table-cell office:value-type="float" office:value="521.66" calcext:value-type="float">
            <text:p>521.66</text:p>
          </table:table-cell>
          <table:table-cell office:value-type="float" office:value="478.66" calcext:value-type="float">
            <text:p>478.66</text:p>
          </table:table-cell>
          <table:table-cell office:value-type="float" office:value="488.54" calcext:value-type="float">
            <text:p>488.54</text:p>
          </table:table-cell>
          <table:table-cell office:value-type="float" office:value="499.68" calcext:value-type="float">
            <text:p>499.68</text:p>
          </table:table-cell>
          <table:table-cell office:value-type="float" office:value="1460" calcext:value-type="float">
            <text:p>1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8.34" calcext:value-type="float">
            <text:p>88.34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97" calcext:value-type="float">
            <text:p>103.97</text:p>
          </table:table-cell>
          <table:table-cell office:value-type="float" office:value="101.27" calcext:value-type="float">
            <text:p>101.27</text:p>
          </table:table-cell>
          <table:table-cell office:value-type="float" office:value="118.93" calcext:value-type="float">
            <text:p>118.93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 Docker</text:p>
          </table:table-cell>
          <table:table-cell office:value-type="float" office:value="140.05" calcext:value-type="float">
            <text:p>140.05</text:p>
          </table:table-cell>
          <table:table-cell office:value-type="float" office:value="160.39" calcext:value-type="float">
            <text:p>160.39</text:p>
          </table:table-cell>
          <table:table-cell office:value-type="float" office:value="144.01" calcext:value-type="float">
            <text:p>144.0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31.82" calcext:value-type="float">
            <text:p>131.82</text:p>
          </table:table-cell>
          <table:table-cell office:value-type="float" office:value="42.57" calcext:value-type="float">
            <text:p>42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S Docker</text:p>
          </table:table-cell>
          <table:table-cell office:value-type="float" office:value="56.06" calcext:value-type="float">
            <text:p>56.06</text:p>
          </table:table-cell>
          <table:table-cell office:value-type="float" office:value="58.61" calcext:value-type="float">
            <text:p>58.61</text:p>
          </table:table-cell>
          <table:table-cell office:value-type="float" office:value="56.18" calcext:value-type="float">
            <text:p>56.18</text:p>
          </table:table-cell>
          <table:table-cell office:value-type="float" office:value="61.5" calcext:value-type="float">
            <text:p>61.5</text:p>
          </table:table-cell>
          <table:table-cell office:value-type="float" office:value="56.86" calcext:value-type="float">
            <text:p>56.86</text:p>
          </table:table-cell>
          <table:table-cell office:value-type="float" office:value="26.14" calcext:value-type="float">
            <text:p>26.1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0000" calcext:value-type="float">
            <text:p>90000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еплика Докер" table:style-name="ta1">
        <office:forms form:automatic-focus="false" form:apply-design-mode="false"/>
        <table:shapes>
          <draw:frame draw:z-index="0" draw:style-name="gr1" draw:text-style-name="P1" svg:width="264.42pt" svg:height="90.28pt" svg:x="297.61pt" svg:y="5.75pt">
            <draw:object draw:notify-on-update-of-ranges="'Реплика Докер'.B2:'Реплика Докер'.G2 'Реплика Докер'.A3:'Реплика Докер'.A3 'Реплика Докер'.B3:'Реплика Докер'.G3 'Реплика Докер'.A4:'Реплика Докер'.A4 'Реплика Докер'.B4:'Реплика Докер'.G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64.7pt" svg:height="101.79pt" svg:x="299.11pt" svg:y="101.17pt">
            <draw:object draw:notify-on-update-of-ranges="'Реплика Докер'.B11:'Реплика Докер'.G11 'Реплика Докер'.A12:'Реплика Докер'.A12 'Реплика Докер'.B12:'Реплика Докер'.G12 'Реплика Докер'.A13:'Реплика Докер'.A13 'Реплика Докер'.B13:'Реплика Докер'.G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64.7pt" svg:height="101.79pt" svg:x="301.52pt" svg:y="209.31pt">
            <draw:object draw:notify-on-update-of-ranges="'Реплика Докер'.B18:'Реплика Докер'.G18 'Реплика Докер'.A19:'Реплика Докер'.A19 'Реплика Докер'.B19:'Реплика Докер'.G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LATENCY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 Docker</text:p>
          </table:table-cell>
          <table:table-cell office:value-type="float" office:value="7.32" calcext:value-type="float">
            <text:p>7.32</text:p>
          </table:table-cell>
          <table:table-cell office:value-type="float" office:value="67.91" calcext:value-type="float">
            <text:p>67.91</text:p>
          </table:table-cell>
          <table:table-cell office:value-type="float" office:value="213.26" calcext:value-type="float">
            <text:p>213.26</text:p>
          </table:table-cell>
          <table:table-cell office:value-type="float" office:value="530.93" calcext:value-type="float">
            <text:p>530.93</text:p>
          </table:table-cell>
          <table:table-cell office:value-type="float" office:value="759.46" calcext:value-type="float">
            <text:p>759.46</text:p>
          </table:table-cell>
          <table:table-cell office:value-type="float" office:value="1010" calcext:value-type="float">
            <text:p>1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S Docker</text:p>
          </table:table-cell>
          <table:table-cell office:value-type="float" office:value="29.76" calcext:value-type="float">
            <text:p>29.76</text:p>
          </table:table-cell>
          <table:table-cell office:value-type="float" office:value="198.57" calcext:value-type="float">
            <text:p>198.57</text:p>
          </table:table-cell>
          <table:table-cell office:value-type="float" office:value="547.39" calcext:value-type="float">
            <text:p>547.39</text:p>
          </table:table-cell>
          <table:table-cell office:value-type="float" office:value="1140" calcext:value-type="float">
            <text:p>1140</text:p>
          </table:table-cell>
          <table:table-cell office:value-type="float" office:value="1700" calcext:value-type="float">
            <text:p>1700</text:p>
          </table:table-cell>
          <table:table-cell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HROUGHPU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 Docker</text:p>
          </table:table-cell>
          <table:table-cell office:value-type="float" office:value="140.05" calcext:value-type="float">
            <text:p>140.05</text:p>
          </table:table-cell>
          <table:table-cell office:value-type="float" office:value="160.39" calcext:value-type="float">
            <text:p>160.39</text:p>
          </table:table-cell>
          <table:table-cell office:value-type="float" office:value="144.01" calcext:value-type="float">
            <text:p>144.0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31.82" calcext:value-type="float">
            <text:p>131.82</text:p>
          </table:table-cell>
          <table:table-cell office:value-type="float" office:value="42.57" calcext:value-type="float">
            <text:p>42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S Docker</text:p>
          </table:table-cell>
          <table:table-cell office:value-type="float" office:value="56.06" calcext:value-type="float">
            <text:p>56.06</text:p>
          </table:table-cell>
          <table:table-cell office:value-type="float" office:value="58.61" calcext:value-type="float">
            <text:p>58.61</text:p>
          </table:table-cell>
          <table:table-cell office:value-type="float" office:value="56.18" calcext:value-type="float">
            <text:p>56.18</text:p>
          </table:table-cell>
          <table:table-cell office:value-type="float" office:value="61.5" calcext:value-type="float">
            <text:p>61.5</text:p>
          </table:table-cell>
          <table:table-cell office:value-type="float" office:value="56.86" calcext:value-type="float">
            <text:p>56.86</text:p>
          </table:table-cell>
          <table:table-cell office:value-type="float" office:value="26.14" calcext:value-type="float">
            <text:p>26.1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1:13:24.574996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ka</meta:initial-creator>
    <meta:creation-date>2019-07-18T17:31:39</meta:creation-date>
    <dc:date>2019-11-10T00:43:39.364849465</dc:date>
    <meta:generator>LibreOffice/6.2.4.2$MacOSX_X86_64 LibreOffice_project/2412653d852ce75f65fbfa83fb7e7b669a126d64</meta:generator>
    <meta:editing-duration>PT1H42M30S</meta:editing-duration>
    <meta:editing-cycles>6</meta:editing-cycles>
    <meta:document-statistic meta:table-count="3" meta:cell-count="208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39cm" svg:height="4.565cm" xlink:href=".." xlink:type="simple" chart:class="chart:line" chart:style-name="ch1">
        <chart:legend chart:legend-position="end" svg:x="5.276cm" svg:y="0.738cm" style:legend-expansion="high" chart:style-name="ch2"/>
        <chart:plot-area chart:style-name="ch3" table:cell-range-address="Оптимизация.A2:Оптимизация.E8" chart:data-source-has-labels="both" svg:x="-0.053cm" svg:y="0.13cm" svg:width="4.923cm" svg:height="4.383cm">
          <chartooo:coordinate-region svg:x="0.992cm" svg:y="0.33cm" svg:width="3.479cm" svg:height="3.536cm"/>
          <chart:axis chart:dimension="x" chart:name="primary-x" chart:style-name="ch4" chartooo:axis-type="auto">
            <chartooo:date-scale/>
            <chart:categories table:cell-range-address="Оптимизация.B2:Оптимизация.E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Оптимизация.B3:Оптимизация.E3" chart:label-cell-address="Оптимизация.A3:Оптимизация.A3" chart:class="chart:line">
            <chart:data-point chart:repeated="4"/>
          </chart:series>
          <chart:series chart:style-name="ch7" chart:values-cell-range-address="Оптимизация.B4:Оптимизация.E4" chart:label-cell-address="Оптимизация.A4:Оптимизация.A4" chart:class="chart:line">
            <chart:data-point chart:repeated="4"/>
          </chart:series>
          <chart:series chart:style-name="ch8" chart:values-cell-range-address="Оптимизация.B5:Оптимизация.E5" chart:label-cell-address="Оптимизация.A5:Оптимизация.A5" chart:class="chart:line">
            <chart:data-point chart:repeated="4"/>
          </chart:series>
          <chart:series chart:style-name="ch9" chart:values-cell-range-address="Оптимизация.B6:Оптимизация.E6" chart:label-cell-address="Оптимизация.A6:Оптимизация.A6" chart:class="chart:line">
            <chart:data-point chart:repeated="4"/>
          </chart:series>
          <chart:series chart:style-name="ch10" chart:values-cell-range-address="Оптимизация.B7:Оптимизация.E7" chart:label-cell-address="Оптимизация.A7:Оптимизация.A7" chart:class="chart:line">
            <chart:data-point chart:repeated="4"/>
          </chart:series>
          <chart:series chart:style-name="ch11" chart:values-cell-range-address="Оптимизация.B8:Оптимизация.E8" chart:label-cell-address="Оптимизация.A8:Оптимизация.A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Оптимизация.B2:Оптимизация.E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Or, no index</text:p>
                <draw:g>
                  <svg:desc>Оптимизация.A3:Оптимизация.A3</svg:desc>
                </draw:g>
              </table:table-cell>
              <table:table-cell office:value-type="float" office:value="2.41">
                <text:p>2.41</text:p>
                <draw:g>
                  <svg:desc>Оптимизация.B3:Оптимизация.E3</svg:desc>
                </draw:g>
              </table:table-cell>
              <table:table-cell office:value-type="float" office:value="19.46">
                <text:p>19.46</text:p>
              </table:table-cell>
              <table:table-cell office:value-type="float" office:value="180.7">
                <text:p>180.7</text:p>
              </table:table-cell>
              <table:table-cell office:value-type="float" office:value="215.72">
                <text:p>215.72</text:p>
              </table:table-cell>
            </table:table-row>
            <table:table-row>
              <table:table-cell office:value-type="string">
                <text:p>only name, index</text:p>
                <draw:g>
                  <svg:desc>Оптимизация.A4:Оптимизация.A4</svg:desc>
                </draw:g>
              </table:table-cell>
              <table:table-cell office:value-type="float" office:value="1.76">
                <text:p>1.76</text:p>
                <draw:g>
                  <svg:desc>Оптимизация.B4:Оптимизация.E4</svg:desc>
                </draw:g>
              </table:table-cell>
              <table:table-cell office:value-type="float" office:value="13.63">
                <text:p>13.63</text:p>
              </table:table-cell>
              <table:table-cell office:value-type="float" office:value="153.95">
                <text:p>153.95</text:p>
              </table:table-cell>
              <table:table-cell office:value-type="float" office:value="158.97">
                <text:p>158.97</text:p>
              </table:table-cell>
            </table:table-row>
            <table:table-row>
              <table:table-cell office:value-type="string">
                <text:p>Or, index</text:p>
                <draw:g>
                  <svg:desc>Оптимизация.A5:Оптимизация.A5</svg:desc>
                </draw:g>
              </table:table-cell>
              <table:table-cell office:value-type="float" office:value="30.15">
                <text:p>30.15</text:p>
                <draw:g>
                  <svg:desc>Оптимизация.B5:Оптимизация.E5</svg:desc>
                </draw:g>
              </table:table-cell>
              <table:table-cell office:value-type="float" office:value="328.03">
                <text:p>328.03</text:p>
              </table:table-cell>
              <table:table-cell office:value-type="float" office:value="995.34">
                <text:p>995.34</text:p>
              </table:table-cell>
              <table:table-cell office:value-type="float" office:value="236.62">
                <text:p>236.62</text:p>
              </table:table-cell>
            </table:table-row>
            <table:table-row>
              <table:table-cell office:value-type="string">
                <text:p>Union, index</text:p>
                <draw:g>
                  <svg:desc>Оптимизация.A6:Оптимизация.A6</svg:desc>
                </draw:g>
              </table:table-cell>
              <table:table-cell office:value-type="float" office:value="61.52">
                <text:p>61.52</text:p>
                <draw:g>
                  <svg:desc>Оптимизация.B6:Оптимизация.E6</svg:desc>
                </draw:g>
              </table:table-cell>
              <table:table-cell office:value-type="float" office:value="634.66">
                <text:p>634.66</text:p>
              </table:table-cell>
              <table:table-cell office:value-type="float" office:value="1070">
                <text:p>1070</text:p>
              </table:table-cell>
              <table:table-cell office:value-type="float" office:value="221.16">
                <text:p>221.16</text:p>
              </table:table-cell>
            </table:table-row>
            <table:table-row>
              <table:table-cell office:value-type="string">
                <text:p>Union ALL, index</text:p>
                <draw:g>
                  <svg:desc>Оптимизация.A7:Оптимизация.A7</svg:desc>
                </draw:g>
              </table:table-cell>
              <table:table-cell office:value-type="float" office:value="31.68">
                <text:p>31.68</text:p>
                <draw:g>
                  <svg:desc>Оптимизация.B7:Оптимизация.E7</svg:desc>
                </draw:g>
              </table:table-cell>
              <table:table-cell office:value-type="float" office:value="370.83">
                <text:p>370.83</text:p>
              </table:table-cell>
              <table:table-cell office:value-type="float" office:value="1130">
                <text:p>1130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merge, index</text:p>
                <draw:g>
                  <svg:desc>Оптимизация.A8:Оптимизация.A8</svg:desc>
                </draw:g>
              </table:table-cell>
              <table:table-cell office:value-type="float" office:value="2.14">
                <text:p>2.14</text:p>
                <draw:g>
                  <svg:desc>Оптимизация.B8:Оптимизация.E8</svg:desc>
                </draw:g>
              </table:table-cell>
              <table:table-cell office:value-type="float" office:value="19.54">
                <text:p>19.54</text:p>
              </table:table-cell>
              <table:table-cell office:value-type="float" office:value="203.99">
                <text:p>203.99</text:p>
              </table:table-cell>
              <table:table-cell office:value-type="float" office:value="87.43">
                <text:p>87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39cm" svg:height="4.565cm" xlink:href=".." xlink:type="simple" chart:class="chart:line" chart:style-name="ch1">
        <chart:legend chart:legend-position="end" svg:x="5.276cm" svg:y="0.738cm" style:legend-expansion="high" chart:style-name="ch2"/>
        <chart:plot-area chart:style-name="ch3" table:cell-range-address="Оптимизация.A16:Оптимизация.E22" chart:data-source-has-labels="both" svg:x="-0.053cm" svg:y="0.13cm" svg:width="4.923cm" svg:height="4.383cm">
          <chartooo:coordinate-region svg:x="0.992cm" svg:y="0.33cm" svg:width="3.479cm" svg:height="3.536cm"/>
          <chart:axis chart:dimension="x" chart:name="primary-x" chart:style-name="ch4" chartooo:axis-type="auto">
            <chartooo:date-scale/>
            <chart:categories table:cell-range-address="Оптимизация.B16:Оптимизация.E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Оптимизация.B17:Оптимизация.E17" chart:label-cell-address="Оптимизация.A17:Оптимизация.A17" chart:class="chart:line">
            <chart:data-point chart:repeated="4"/>
          </chart:series>
          <chart:series chart:style-name="ch7" chart:values-cell-range-address="Оптимизация.B18:Оптимизация.E18" chart:label-cell-address="Оптимизация.A18:Оптимизация.A18" chart:class="chart:line">
            <chart:data-point chart:repeated="4"/>
          </chart:series>
          <chart:series chart:style-name="ch8" chart:values-cell-range-address="Оптимизация.B19:Оптимизация.E19" chart:label-cell-address="Оптимизация.A19:Оптимизация.A19" chart:class="chart:line">
            <chart:data-point chart:repeated="4"/>
          </chart:series>
          <chart:series chart:style-name="ch9" chart:values-cell-range-address="Оптимизация.B20:Оптимизация.E20" chart:label-cell-address="Оптимизация.A20:Оптимизация.A20" chart:class="chart:line">
            <chart:data-point chart:repeated="4"/>
          </chart:series>
          <chart:series chart:style-name="ch10" chart:values-cell-range-address="Оптимизация.B21:Оптимизация.E21" chart:label-cell-address="Оптимизация.A21:Оптимизация.A21" chart:class="chart:line">
            <chart:data-point chart:repeated="4"/>
          </chart:series>
          <chart:series chart:style-name="ch11" chart:values-cell-range-address="Оптимизация.B22:Оптимизация.E22" chart:label-cell-address="Оптимизация.A22:Оптимизация.A2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Оптимизация.B16:Оптимизация.E1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Or, no index</text:p>
                <draw:g>
                  <svg:desc>Оптимизация.A17:Оптимизация.A17</svg:desc>
                </draw:g>
              </table:table-cell>
              <table:table-cell office:value-type="float" office:value="710.69">
                <text:p>710.69</text:p>
                <draw:g>
                  <svg:desc>Оптимизация.B17:Оптимизация.E17</svg:desc>
                </draw:g>
              </table:table-cell>
              <table:table-cell office:value-type="float" office:value="751.01">
                <text:p>751.01</text:p>
              </table:table-cell>
              <table:table-cell office:value-type="float" office:value="661.04">
                <text:p>661.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only name, index</text:p>
                <draw:g>
                  <svg:desc>Оптимизация.A18:Оптимизация.A18</svg:desc>
                </draw:g>
              </table:table-cell>
              <table:table-cell office:value-type="float" office:value="627.27">
                <text:p>627.27</text:p>
                <draw:g>
                  <svg:desc>Оптимизация.B18:Оптимизация.E18</svg:desc>
                </draw:g>
              </table:table-cell>
              <table:table-cell office:value-type="float" office:value="572.91">
                <text:p>572.91</text:p>
              </table:table-cell>
              <table:table-cell office:value-type="float" office:value="556">
                <text:p>556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Or, index</text:p>
                <draw:g>
                  <svg:desc>Оптимизация.A19:Оптимизация.A19</svg:desc>
                </draw:g>
              </table:table-cell>
              <table:table-cell office:value-type="float" office:value="34.02">
                <text:p>34.02</text:p>
                <draw:g>
                  <svg:desc>Оптимизация.B19:Оптимизация.E19</svg:desc>
                </draw:g>
              </table:table-cell>
              <table:table-cell office:value-type="float" office:value="30.32">
                <text:p>30.32</text:p>
              </table:table-cell>
              <table:table-cell office:value-type="float" office:value="30.24">
                <text:p>30.2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Union, index</text:p>
                <draw:g>
                  <svg:desc>Оптимизация.A20:Оптимизация.A20</svg:desc>
                </draw:g>
              </table:table-cell>
              <table:table-cell office:value-type="float" office:value="15.98">
                <text:p>15.98</text:p>
                <draw:g>
                  <svg:desc>Оптимизация.B20:Оптимизация.E20</svg:desc>
                </draw:g>
              </table:table-cell>
              <table:table-cell office:value-type="float" office:value="16.27">
                <text:p>16.27</text:p>
              </table:table-cell>
              <table:table-cell office:value-type="float" office:value="14.73">
                <text:p>14.7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Union ALL, index</text:p>
                <draw:g>
                  <svg:desc>Оптимизация.A21:Оптимизация.A21</svg:desc>
                </draw:g>
              </table:table-cell>
              <table:table-cell office:value-type="float" office:value="32.16">
                <text:p>32.16</text:p>
                <draw:g>
                  <svg:desc>Оптимизация.B21:Оптимизация.E21</svg:desc>
                </draw:g>
              </table:table-cell>
              <table:table-cell office:value-type="float" office:value="27.32">
                <text:p>27.32</text:p>
              </table:table-cell>
              <table:table-cell office:value-type="float" office:value="36.77">
                <text:p>36.77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merge, index</text:p>
                <draw:g>
                  <svg:desc>Оптимизация.A22:Оптимизация.A22</svg:desc>
                </draw:g>
              </table:table-cell>
              <table:table-cell office:value-type="float" office:value="522.37">
                <text:p>522.37</text:p>
                <draw:g>
                  <svg:desc>Оптимизация.B22:Оптимизация.E22</svg:desc>
                </draw:g>
              </table:table-cell>
              <table:table-cell office:value-type="float" office:value="529.24">
                <text:p>529.24</text:p>
              </table:table-cell>
              <table:table-cell office:value-type="float" office:value="491.77">
                <text:p>491.77</text:p>
              </table:table-cell>
              <table:table-cell office:value-type="float" office:value="3960">
                <text:p>39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36cm" svg:height="3.855cm" xlink:href=".." xlink:type="simple" chart:class="chart:line" chart:style-name="ch1">
        <chart:title svg:x="3.771cm" svg:y="0.212cm" chart:style-name="ch2">
          <text:p>Latency</text:p>
        </chart:title>
        <chart:legend svg:x="5.997cm" svg:y="0.579cm" style:legend-expansion="custom" chartooo:width="3.338cm" chartooo:height="3.092cm" style:legend-expansion-aspect-ratio="1.07956015523933" chart:style-name="ch3"/>
        <chart:plot-area chart:style-name="ch4" table:cell-range-address="Реплика.A2:Реплика.G6" chart:data-source-has-labels="both" svg:x="-0.056cm" svg:y="0.076cm" svg:width="6.684cm" svg:height="3.829cm">
          <chartooo:coordinate-region svg:x="0.989cm" svg:y="0.276cm" svg:width="5.24cm" svg:height="2.982cm"/>
          <chart:axis chart:dimension="x" chart:name="primary-x" chart:style-name="ch5" chartooo:axis-type="auto">
            <chartooo:date-scale/>
            <chart:categories table:cell-range-address="Реплика.B2:Реплика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Реплика.B3:Реплика.G3" chart:label-cell-address="Реплика.A3:Реплика.A3" chart:class="chart:line">
            <chart:data-point chart:repeated="6"/>
          </chart:series>
          <chart:series chart:style-name="ch8" chart:values-cell-range-address="Реплика.B4:Реплика.G4" chart:label-cell-address="Реплика.A4:Реплика.A4" chart:class="chart:line">
            <chart:data-point chart:repeated="6"/>
          </chart:series>
          <chart:series chart:style-name="ch9" chart:values-cell-range-address="Реплика.B5:Реплика.G5" chart:label-cell-address="Реплика.A5:Реплика.A5" chart:class="chart:line">
            <chart:data-point chart:repeated="6"/>
          </chart:series>
          <chart:series chart:style-name="ch10" chart:values-cell-range-address="Реплика.B6:Реплика.G6" chart:label-cell-address="Реплика.A6:Реплика.A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Реплика.B2:Реплика.G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Реплика.A3:Реплика.A3</svg:desc>
                </draw:g>
              </table:table-cell>
              <table:table-cell office:value-type="float" office:value="1.98">
                <text:p>1.98</text:p>
                <draw:g>
                  <svg:desc>Реплика.B3:Реплика.G3</svg:desc>
                </draw:g>
              </table:table-cell>
              <table:table-cell office:value-type="float" office:value="20.51">
                <text:p>20.51</text:p>
              </table:table-cell>
              <table:table-cell office:value-type="float" office:value="63.16">
                <text:p>63.16</text:p>
              </table:table-cell>
              <table:table-cell office:value-type="float" office:value="143.8">
                <text:p>143.8</text:p>
              </table:table-cell>
              <table:table-cell office:value-type="float" office:value="200.78">
                <text:p>200.78</text:p>
              </table:table-cell>
              <table:table-cell office:value-type="float" office:value="139.29">
                <text:p>139.29</text:p>
              </table:table-cell>
            </table:table-row>
            <table:table-row>
              <table:table-cell office:value-type="string">
                <text:p>MS</text:p>
                <draw:g>
                  <svg:desc>Реплика.A4:Реплика.A4</svg:desc>
                </draw:g>
              </table:table-cell>
              <table:table-cell office:value-type="float" office:value="11.45">
                <text:p>11.45</text:p>
                <draw:g>
                  <svg:desc>Реплика.B4:Реплика.G4</svg:desc>
                </draw:g>
              </table:table-cell>
              <table:table-cell office:value-type="float" office:value="97.92">
                <text:p>97.92</text:p>
              </table:table-cell>
              <table:table-cell office:value-type="float" office:value="288.79">
                <text:p>288.79</text:p>
              </table:table-cell>
              <table:table-cell office:value-type="float" office:value="691.03">
                <text:p>691.03</text:p>
              </table:table-cell>
              <table:table-cell office:value-type="float" office:value="841.6">
                <text:p>841.6</text:p>
              </table:table-cell>
              <table:table-cell office:value-type="float" office:value="70.94">
                <text:p>70.94</text:p>
              </table:table-cell>
            </table:table-row>
            <table:table-row>
              <table:table-cell office:value-type="string">
                <text:p>M Docker</text:p>
                <draw:g>
                  <svg:desc>Реплика.A5:Реплика.A5</svg:desc>
                </draw:g>
              </table:table-cell>
              <table:table-cell office:value-type="float" office:value="7.32">
                <text:p>7.32</text:p>
                <draw:g>
                  <svg:desc>Реплика.B5:Реплика.G5</svg:desc>
                </draw:g>
              </table:table-cell>
              <table:table-cell office:value-type="float" office:value="67.91">
                <text:p>67.91</text:p>
              </table:table-cell>
              <table:table-cell office:value-type="float" office:value="213.26">
                <text:p>213.26</text:p>
              </table:table-cell>
              <table:table-cell office:value-type="float" office:value="530.93">
                <text:p>530.93</text:p>
              </table:table-cell>
              <table:table-cell office:value-type="float" office:value="759.46">
                <text:p>759.4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MS Docker</text:p>
                <draw:g>
                  <svg:desc>Реплика.A6:Реплика.A6</svg:desc>
                </draw:g>
              </table:table-cell>
              <table:table-cell office:value-type="float" office:value="29.76">
                <text:p>29.76</text:p>
                <draw:g>
                  <svg:desc>Реплика.B6:Реплика.G6</svg:desc>
                </draw:g>
              </table:table-cell>
              <table:table-cell office:value-type="float" office:value="198.57">
                <text:p>198.57</text:p>
              </table:table-cell>
              <table:table-cell office:value-type="float" office:value="547.39">
                <text:p>547.39</text:p>
              </table:table-cell>
              <table:table-cell office:value-type="float" office:value="1140">
                <text:p>1140</text:p>
              </table:table-cell>
              <table:table-cell office:value-type="float" office:value="1700">
                <text:p>170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39cm" svg:height="4.607cm" xlink:href=".." xlink:type="simple" chart:class="chart:line" chart:style-name="ch1">
        <chart:title svg:x="3.405cm" svg:y="0.227cm" chart:style-name="ch2">
          <text:p>Throughput</text:p>
        </chart:title>
        <chart:legend chart:legend-position="end" svg:x="6.229cm" svg:y="1.257cm" style:legend-expansion="high" chart:style-name="ch3"/>
        <chart:plot-area chart:style-name="ch4" table:cell-range-address="Реплика.A11:Реплика.G15" chart:data-source-has-labels="both" svg:x="-0.055cm" svg:y="0.13cm" svg:width="6.682cm" svg:height="4.411cm">
          <chartooo:coordinate-region svg:x="0.99cm" svg:y="0.329cm" svg:width="5.238cm" svg:height="3.565cm"/>
          <chart:axis chart:dimension="x" chart:name="primary-x" chart:style-name="ch5" chartooo:axis-type="auto">
            <chartooo:date-scale/>
            <chart:categories table:cell-range-address="Реплика.B11:Реплика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Реплика.B12:Реплика.G12" chart:label-cell-address="Реплика.A12:Реплика.A12" chart:class="chart:line">
            <chart:data-point chart:repeated="6"/>
          </chart:series>
          <chart:series chart:style-name="ch8" chart:values-cell-range-address="Реплика.B13:Реплика.G13" chart:label-cell-address="Реплика.A13:Реплика.A13" chart:class="chart:line">
            <chart:data-point chart:repeated="6"/>
          </chart:series>
          <chart:series chart:style-name="ch9" chart:values-cell-range-address="Реплика.B14:Реплика.G14" chart:label-cell-address="Реплика.A14:Реплика.A14" chart:class="chart:line">
            <chart:data-point chart:repeated="6"/>
          </chart:series>
          <chart:series chart:style-name="ch10" chart:values-cell-range-address="Реплика.B15:Реплика.G15" chart:label-cell-address="Реплика.A15:Реплика.A1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Реплика.B11:Реплика.G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Реплика.A12:Реплика.A12</svg:desc>
                </draw:g>
              </table:table-cell>
              <table:table-cell office:value-type="float" office:value="516.42">
                <text:p>516.42</text:p>
                <draw:g>
                  <svg:desc>Реплика.B12:Реплика.G12</svg:desc>
                </draw:g>
              </table:table-cell>
              <table:table-cell office:value-type="float" office:value="521.66">
                <text:p>521.66</text:p>
              </table:table-cell>
              <table:table-cell office:value-type="float" office:value="478.66">
                <text:p>478.66</text:p>
              </table:table-cell>
              <table:table-cell office:value-type="float" office:value="488.54">
                <text:p>488.54</text:p>
              </table:table-cell>
              <table:table-cell office:value-type="float" office:value="499.68">
                <text:p>499.6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MS</text:p>
                <draw:g>
                  <svg:desc>Реплика.A13:Реплика.A13</svg:desc>
                </draw:g>
              </table:table-cell>
              <table:table-cell office:value-type="float" office:value="88.34">
                <text:p>88.34</text:p>
                <draw:g>
                  <svg:desc>Реплика.B13:Реплика.G13</svg:desc>
                </draw:g>
              </table:table-cell>
              <table:table-cell office:value-type="float" office:value="102.6">
                <text:p>102.6</text:p>
              </table:table-cell>
              <table:table-cell office:value-type="float" office:value="103.97">
                <text:p>103.97</text:p>
              </table:table-cell>
              <table:table-cell office:value-type="float" office:value="101.27">
                <text:p>101.27</text:p>
              </table:table-cell>
              <table:table-cell office:value-type="float" office:value="118.93">
                <text:p>118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M Docker</text:p>
                <draw:g>
                  <svg:desc>Реплика.A14:Реплика.A14</svg:desc>
                </draw:g>
              </table:table-cell>
              <table:table-cell office:value-type="float" office:value="140.05">
                <text:p>140.05</text:p>
                <draw:g>
                  <svg:desc>Реплика.B14:Реплика.G14</svg:desc>
                </draw:g>
              </table:table-cell>
              <table:table-cell office:value-type="float" office:value="160.39">
                <text:p>160.39</text:p>
              </table:table-cell>
              <table:table-cell office:value-type="float" office:value="144.01">
                <text:p>144.01</text:p>
              </table:table-cell>
              <table:table-cell office:value-type="float" office:value="132.32">
                <text:p>132.32</text:p>
              </table:table-cell>
              <table:table-cell office:value-type="float" office:value="131.82">
                <text:p>131.82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string">
                <text:p>MS Docker</text:p>
                <draw:g>
                  <svg:desc>Реплика.A15:Реплика.A15</svg:desc>
                </draw:g>
              </table:table-cell>
              <table:table-cell office:value-type="float" office:value="56.06">
                <text:p>56.06</text:p>
                <draw:g>
                  <svg:desc>Реплика.B15:Реплика.G15</svg:desc>
                </draw:g>
              </table:table-cell>
              <table:table-cell office:value-type="float" office:value="58.61">
                <text:p>58.61</text:p>
              </table:table-cell>
              <table:table-cell office:value-type="float" office:value="56.18">
                <text:p>56.18</text:p>
              </table:table-cell>
              <table:table-cell office:value-type="float" office:value="61.5">
                <text:p>61.5</text:p>
              </table:table-cell>
              <table:table-cell office:value-type="float" office:value="56.86">
                <text:p>56.86</text:p>
              </table:table-cell>
              <table:table-cell office:value-type="float" office:value="26.14">
                <text:p>26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39cm" svg:height="2.578cm" xlink:href=".." xlink:type="simple" chart:class="chart:line" chart:style-name="ch1">
        <chart:title svg:x="3.951cm" svg:y="0.186cm" chart:style-name="ch2">
          <text:p>Errors</text:p>
        </chart:title>
        <chart:legend svg:x="0cm" svg:y="0.285cm" style:legend-expansion="custom" chartooo:width="5.65cm" chartooo:height="1.861cm" style:legend-expansion-aspect-ratio="3.03600214938205" chart:style-name="ch3"/>
        <chart:plot-area chart:style-name="ch4" table:cell-range-address="Реплика.A18:Реплика.G19" chart:data-source-has-labels="both" svg:x="0.343cm" svg:y="-0.015cm" svg:width="7.016cm" svg:height="2.921cm">
          <chartooo:coordinate-region svg:x="0.991cm" svg:y="0.185cm" svg:width="6.366cm" svg:height="1.995cm"/>
          <chart:axis chart:dimension="x" chart:name="primary-x" chart:style-name="ch5" chartooo:axis-type="auto">
            <chartooo:date-scale/>
            <chart:categories table:cell-range-address="Реплика.B18:Реплика.G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Реплика.B19:Реплика.G19" chart:label-cell-address="Реплика.A19:Реплика.A19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Реплика.B18:Реплика.G1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Count</text:p>
                <draw:g>
                  <svg:desc>Реплика.A19:Реплика.A19</svg:desc>
                </draw:g>
              </table:table-cell>
              <table:table-cell office:value-type="float" office:value="0">
                <text:p>0</text:p>
                <draw:g>
                  <svg:desc>Реплика.B19:Реплика.G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90000">
                <text:p>9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329cm" svg:height="3.186cm" xlink:href=".." xlink:type="simple" chart:class="chart:line" chart:style-name="ch1">
        <chart:title svg:x="3.767cm" svg:y="0.198cm" chart:style-name="ch2">
          <text:p>Latency</text:p>
        </chart:title>
        <chart:legend svg:x="7.448cm" svg:y="0.478cm" style:legend-expansion="custom" chartooo:width="1.631cm" chartooo:height="1.634cm" style:legend-expansion-aspect-ratio="0.998164014687882" chart:style-name="ch3"/>
        <chart:plot-area chart:style-name="ch4" table:cell-range-address="'Реплика Докер'.A2:'Реплика Докер'.G4" chart:data-source-has-labels="both" svg:x="0.539cm" svg:y="-0.238cm" svg:width="6.909cm" svg:height="4.116cm">
          <chartooo:coordinate-region svg:x="0.988cm" svg:y="0.229cm" svg:width="6.459cm" svg:height="2.466cm"/>
          <chart:axis chart:dimension="x" chart:name="primary-x" chart:style-name="ch5" chartooo:axis-type="auto">
            <chartooo:date-scale/>
            <chart:categories table:cell-range-address="'Реплика Докер'.B2:'Реплика Докер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Реплика Докер'.B3:'Реплика Докер'.G3" chart:label-cell-address="'Реплика Докер'.A3:'Реплика Докер'.A3" chart:class="chart:line">
            <chart:data-point chart:repeated="6"/>
          </chart:series>
          <chart:series chart:style-name="ch8" chart:values-cell-range-address="'Реплика Докер'.B4:'Реплика Докер'.G4" chart:label-cell-address="'Реплика Докер'.A4:'Реплика Докер'.A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Реплика Докер'.B2:'Реплика Докер'.G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M Docker</text:p>
                <draw:g>
                  <svg:desc>'Реплика Докер'.A3:'Реплика Докер'.A3</svg:desc>
                </draw:g>
              </table:table-cell>
              <table:table-cell office:value-type="float" office:value="7.32">
                <text:p>7.32</text:p>
                <draw:g>
                  <svg:desc>'Реплика Докер'.B3:'Реплика Докер'.G3</svg:desc>
                </draw:g>
              </table:table-cell>
              <table:table-cell office:value-type="float" office:value="67.91">
                <text:p>67.91</text:p>
              </table:table-cell>
              <table:table-cell office:value-type="float" office:value="213.26">
                <text:p>213.26</text:p>
              </table:table-cell>
              <table:table-cell office:value-type="float" office:value="530.93">
                <text:p>530.93</text:p>
              </table:table-cell>
              <table:table-cell office:value-type="float" office:value="759.46">
                <text:p>759.4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MS Docker</text:p>
                <draw:g>
                  <svg:desc>'Реплика Докер'.A4:'Реплика Докер'.A4</svg:desc>
                </draw:g>
              </table:table-cell>
              <table:table-cell office:value-type="float" office:value="29.76">
                <text:p>29.76</text:p>
                <draw:g>
                  <svg:desc>'Реплика Докер'.B4:'Реплика Докер'.G4</svg:desc>
                </draw:g>
              </table:table-cell>
              <table:table-cell office:value-type="float" office:value="198.57">
                <text:p>198.57</text:p>
              </table:table-cell>
              <table:table-cell office:value-type="float" office:value="547.39">
                <text:p>547.39</text:p>
              </table:table-cell>
              <table:table-cell office:value-type="float" office:value="1140">
                <text:p>1140</text:p>
              </table:table-cell>
              <table:table-cell office:value-type="float" office:value="1700">
                <text:p>170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339cm" svg:height="3.592cm" xlink:href=".." xlink:type="simple" chart:class="chart:line" chart:style-name="ch1">
        <chart:title svg:x="3.405cm" svg:y="0.206cm" chart:style-name="ch2">
          <text:p>Throughput</text:p>
        </chart:title>
        <chart:legend chart:legend-position="end" svg:x="6.229cm" svg:y="1.248cm" style:legend-expansion="high" chart:style-name="ch3"/>
        <chart:plot-area chart:style-name="ch4" table:cell-range-address="'Реплика Докер'.A11:'Реплика Докер'.G13" chart:data-source-has-labels="both" svg:x="0.145cm" svg:y="0.059cm" svg:width="7.214cm" svg:height="4.163cm">
          <chartooo:coordinate-region svg:x="0.991cm" svg:y="0.258cm" svg:width="6.366cm" svg:height="2.781cm"/>
          <chart:axis chart:dimension="x" chart:name="primary-x" chart:style-name="ch5" chartooo:axis-type="auto">
            <chartooo:date-scale/>
            <chart:categories table:cell-range-address="'Реплика Докер'.B11:'Реплика Докер'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Реплика Докер'.B12:'Реплика Докер'.G12" chart:label-cell-address="'Реплика Докер'.A12:'Реплика Докер'.A12" chart:class="chart:line">
            <chart:data-point chart:repeated="6"/>
          </chart:series>
          <chart:series chart:style-name="ch8" chart:values-cell-range-address="'Реплика Докер'.B13:'Реплика Докер'.G13" chart:label-cell-address="'Реплика Докер'.A13:'Реплика Докер'.A1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Реплика Докер'.B11:'Реплика Докер'.G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M Docker</text:p>
                <draw:g>
                  <svg:desc>'Реплика Докер'.A12:'Реплика Докер'.A12</svg:desc>
                </draw:g>
              </table:table-cell>
              <table:table-cell office:value-type="float" office:value="140.05">
                <text:p>140.05</text:p>
                <draw:g>
                  <svg:desc>'Реплика Докер'.B12:'Реплика Докер'.G12</svg:desc>
                </draw:g>
              </table:table-cell>
              <table:table-cell office:value-type="float" office:value="160.39">
                <text:p>160.39</text:p>
              </table:table-cell>
              <table:table-cell office:value-type="float" office:value="144.01">
                <text:p>144.01</text:p>
              </table:table-cell>
              <table:table-cell office:value-type="float" office:value="132.32">
                <text:p>132.32</text:p>
              </table:table-cell>
              <table:table-cell office:value-type="float" office:value="131.82">
                <text:p>131.82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string">
                <text:p>MS Docker</text:p>
                <draw:g>
                  <svg:desc>'Реплика Докер'.A13:'Реплика Докер'.A13</svg:desc>
                </draw:g>
              </table:table-cell>
              <table:table-cell office:value-type="float" office:value="56.06">
                <text:p>56.06</text:p>
                <draw:g>
                  <svg:desc>'Реплика Докер'.B13:'Реплика Докер'.G13</svg:desc>
                </draw:g>
              </table:table-cell>
              <table:table-cell office:value-type="float" office:value="58.61">
                <text:p>58.61</text:p>
              </table:table-cell>
              <table:table-cell office:value-type="float" office:value="56.18">
                <text:p>56.18</text:p>
              </table:table-cell>
              <table:table-cell office:value-type="float" office:value="61.5">
                <text:p>61.5</text:p>
              </table:table-cell>
              <table:table-cell office:value-type="float" office:value="56.86">
                <text:p>56.86</text:p>
              </table:table-cell>
              <table:table-cell office:value-type="float" office:value="26.14">
                <text:p>26.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39cm" svg:height="3.592cm" xlink:href=".." xlink:type="simple" chart:class="chart:line" chart:style-name="ch1">
        <chart:title svg:x="3.951cm" svg:y="0.206cm" chart:style-name="ch2">
          <text:p>Errors</text:p>
        </chart:title>
        <chart:legend svg:x="0cm" svg:y="0.398cm" style:legend-expansion="custom" chartooo:width="5.65cm" chartooo:height="2.593cm" style:legend-expansion-aspect-ratio="2.1789433089086" chart:style-name="ch3"/>
        <chart:plot-area chart:style-name="ch4" table:cell-range-address="'Реплика Докер'.A18:'Реплика Докер'.G19" chart:data-source-has-labels="both" svg:x="0.145cm" svg:y="0.059cm" svg:width="7.214cm" svg:height="4.163cm">
          <chartooo:coordinate-region svg:x="0.991cm" svg:y="0.258cm" svg:width="6.366cm" svg:height="2.781cm"/>
          <chart:axis chart:dimension="x" chart:name="primary-x" chart:style-name="ch5" chartooo:axis-type="auto">
            <chartooo:date-scale/>
            <chart:categories table:cell-range-address="'Реплика Докер'.B18:'Реплика Докер'.G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Реплика Докер'.B19:'Реплика Докер'.G19" chart:label-cell-address="'Реплика Докер'.A19:'Реплика Докер'.A19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Реплика Докер'.B18:'Реплика Докер'.G1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Count</text:p>
                <draw:g>
                  <svg:desc>'Реплика Докер'.A19:'Реплика Докер'.A19</svg:desc>
                </draw:g>
              </table:table-cell>
              <table:table-cell office:value-type="float" office:value="0">
                <text:p>0</text:p>
                <draw:g>
                  <svg:desc>'Реплика Докер'.B19:'Реплика Докер'.G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